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paragraph-properties fo:text-align="center" style:justify-single-word="false"/>
      <style:text-properties officeooo:rsid="00191bd4" officeooo:paragraph-rsid="00191bd4"/>
    </style:style>
    <style:style style:name="P2" style:family="paragraph" style:parent-style-name="Standard">
      <style:text-properties officeooo:rsid="00191bd4" officeooo:paragraph-rsid="00191bd4"/>
    </style:style>
    <style:style style:name="P3" style:family="paragraph" style:parent-style-name="Table_20_Contents">
      <style:paragraph-properties fo:text-align="center" style:justify-single-word="false"/>
      <style:text-properties officeooo:rsid="00191bd4" officeooo:paragraph-rsid="00191bd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91bd4" officeooo:paragraph-rsid="00191bd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c9d0e" officeooo:paragraph-rsid="001c9d0e"/>
    </style:style>
    <style:style style:name="P6" style:family="paragraph" style:parent-style-name="Text_20_body">
      <style:paragraph-properties fo:text-align="center" style:justify-single-word="false"/>
      <style:text-properties officeooo:paragraph-rsid="00191bd4"/>
    </style:style>
    <style:style style:name="T1" style:family="text">
      <style:text-properties officeooo:rsid="001a4af0"/>
    </style:style>
    <style:style style:name="T2" style:family="text">
      <style:text-properties officeooo:rsid="001c093a"/>
    </style:style>
    <style:style style:name="T3" style:family="text">
      <style:text-properties officeooo:rsid="001c9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RISCOLA</text:h>
      <text:p text:style-name="P6"/>
      <text:p text:style-name="P2">Giocatori: <text:s/>min 2 max 3</text:p>
      <text:p text:style-name="P2">Carte: 40, 4 semi, 10 carte per seme [A, 2, 3, 4, 5, 6, 7, fante, cavallo, re], 3 carte per giocatore</text:p>
      <text:p text:style-name="P2"><text:s/><text:span text:style-name="T1">Partita: Ogni giocatore riceve 3 carte. Al termine della distribuzione, il mazziere gira una carta, che designa la briscola per la partita. </text:span><text:span text:style-name="T2">Il primo giocatore gioca una carta, e definisce il seme regnante per la mano corrente; gli altri giocatori, per poter vincere la mano, devono giocare una carta dello stesso seme con valore superiore, in termini di punteggio o valore numerico dell carta (p.e. 4 &gt; 2, seppure entrambe abbiano punteggio 0). Se un giocatore gioca una briscola, la regola del medesimo seme viene meno, e vince la mano a meno di altri giocatori che scartano briscole più forti. Al termine della mano, </text:span><text:span text:style-name="T3">i giocatori ricevono una carta, in ordine a partire dal vincitore della stessa.</text:span></text:p>
      <text:p text:style-name="P2"/>
      <text:p text:style-name="P2"/>
      <text:p text:style-name="P2">Tabella dei punteggi delle carte:</text:p>
      <table:table table:name="Table1" table:style-name="Table1">
        <table:table-column table:style-name="Table1.A" table:number-columns-repeated="2"/>
        <table:table-row table:style-name="TableLine94793579128304">
          <table:table-cell table:style-name="Table1.A1" office:value-type="string">
            <text:p text:style-name="P4">Carte</text:p>
          </table:table-cell>
          <table:table-cell table:style-name="Table1.B1" office:value-type="string">
            <text:p text:style-name="P4">Punteggi</text:p>
          </table:table-cell>
        </table:table-row>
        <table:table-row table:style-name="TableLine94793579128304">
          <table:table-cell table:style-name="Table1.A2" office:value-type="string">
            <text:p text:style-name="P3">2,4,5,6,7</text:p>
          </table:table-cell>
          <table:table-cell table:style-name="Table1.B2" office:value-type="string">
            <text:p text:style-name="P5">0</text:p>
          </table:table-cell>
        </table:table-row>
        <table:table-row table:style-name="TableLine94793579128304">
          <table:table-cell table:style-name="Table1.A2" office:value-type="string">
            <text:p text:style-name="P3">Fante</text:p>
          </table:table-cell>
          <table:table-cell table:style-name="Table1.B2" office:value-type="string">
            <text:p text:style-name="P3">2</text:p>
          </table:table-cell>
        </table:table-row>
        <table:table-row table:style-name="TableLine94793579128304">
          <table:table-cell table:style-name="Table1.A2" office:value-type="string">
            <text:p text:style-name="P3">Cavallo</text:p>
          </table:table-cell>
          <table:table-cell table:style-name="Table1.B2" office:value-type="string">
            <text:p text:style-name="P3">3</text:p>
          </table:table-cell>
        </table:table-row>
        <table:table-row table:style-name="TableLine94793579128304">
          <table:table-cell table:style-name="Table1.A2" office:value-type="string">
            <text:p text:style-name="P3">Re</text:p>
          </table:table-cell>
          <table:table-cell table:style-name="Table1.B2" office:value-type="string">
            <text:p text:style-name="P3">4</text:p>
          </table:table-cell>
        </table:table-row>
        <table:table-row table:style-name="TableLine9479357912830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10</text:p>
          </table:table-cell>
        </table:table-row>
        <table:table-row table:style-name="TableLine94793579128304">
          <table:table-cell table:style-name="Table1.A2" office:value-type="string">
            <text:p text:style-name="P3">Asso</text:p>
          </table:table-cell>
          <table:table-cell table:style-name="Table1.B2" office:value-type="string">
            <text:p text:style-name="P3">11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9:34:45.386504390</meta:creation-date>
    <dc:date>2021-03-12T23:23:44.006484175</dc:date>
    <meta:editing-duration>PT8M27S</meta:editing-duration>
    <meta:editing-cycles>2</meta:editing-cycles>
    <meta:generator>LibreOffice/7.1.1.2$Linux_X86_64 LibreOffice_project/10$Build-2</meta:generator>
    <meta:document-statistic meta:table-count="1" meta:image-count="0" meta:object-count="0" meta:page-count="1" meta:paragraph-count="19" meta:word-count="164" meta:character-count="913" meta:non-whitespace-character-count="766"/>
  </office:meta>
</office:document-meta>
</file>